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10.054cm"/>
        </style:tab-stops>
      </style:paragraph-properties>
      <style:text-properties style:font-name="DejaVu Sans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style:font-name="DejaVu Sans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38pt" style:font-size-asian="38pt" style:font-size-complex="38pt"/>
    </style:style>
    <style:style style:name="P9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style:font-name="DejaVu San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tel·ligència artificial</text:p>
      <text:p text:style-name="P2"/>
      <text:p text:style-name="P8">Pràctica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tab/>David Guillen Fandos</text:p>
      <text:p text:style-name="P7"><text:tab/>Jordi Mundet 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3-24T22:41:43</meta:creation-date>
    <dc:date>2011-03-27T22:26:43</dc:date>
    <dc:creator>David Fandos</dc:creator>
    <meta:editing-duration>PT00H06M1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10" meta:character-count="73"/>
  </office:meta>
</office:document-meta>
</file>